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524cm" fo:min-width="3.9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418cm" fo:min-width="3.814cm" fo:padding-top="0.178cm" fo:padding-bottom="0.178cm" fo:padding-left="0.303cm" fo:padding-right="0.303cm"/>
    </style:style>
    <style:style style:name="gr3" style:family="graphic" style:parent-style-name="standard">
      <style:graphic-properties draw:textarea-horizontal-align="justify" draw:textarea-vertical-align="middle" draw:auto-grow-height="false" fo:min-height="0.282cm" fo:min-width="0.0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25cm" svg:height="6.75cm" svg:x="3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25cm" svg:height="6.75cm" svg:x="7.911cm" svg:y="2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4.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4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.7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1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1.7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0.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11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5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5cm" svg:height="0.75cm" svg:x="6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21:47:00.670000000</meta:creation-date>
    <dc:date>2024-07-16T21:52:38.575000000</dc:date>
    <meta:editing-duration>PT5M38S</meta:editing-duration>
    <meta:editing-cycles>1</meta:editing-cycles>
    <meta:document-statistic meta:object-count="13"/>
    <meta:generator>LibreOffice/7.2.7.2$Windows_X86_64 LibreOffice_project/8d71d29d553c0f7dcbfa38fbfda25ee34cce99a2</meta:generator>
  </office:meta>
</office:document-meta>
</file>